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4.366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5.999cm" svg:height="8.999cm" svg:x="14.524cm" svg:y="1.454cm">
            <draw:object draw:notify-on-update-of-ranges="Tabelle1.B1:Tabelle1.G1 Tabelle1.B4:Tabelle1.G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otal:</text:p>
          </table:table-cell>
          <table:table-cell office:value-type="string" calcext:value-type="string">
            <text:p>5x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3x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0x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Relative: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0204" calcext:value-type="float">
            <text:p>0,10204</text:p>
          </table:table-cell>
          <table:table-cell office:value-type="float" office:value="0.32653" calcext:value-type="float">
            <text:p>0,32653</text:p>
          </table:table-cell>
          <table:table-cell office:value-type="float" office:value="0.44898" calcext:value-type="float">
            <text:p>0,44898</text:p>
          </table:table-cell>
          <table:table-cell office:value-type="float" office:value="0.12245" calcext:value-type="float">
            <text:p>0,12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Average:</text:p>
          </table:table-cell>
          <table:table-cell office:value-type="float" office:value="2.41" calcext:value-type="float">
            <text:p>2,4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s/>Single Turns: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#</text:p>
          </table:table-cell>
          <table:table-cell office:value-type="string" calcext:value-type="string">
            <text:p>Amount of complete pairs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2T16:44:03.407792724</dc:date>
    <dc:creator>Lukas </dc:creator>
    <meta:generator>LibreOffice/4.2.8.2$Linux_X86_64 LibreOffice_project/420m0$Build-2</meta:generator>
    <meta:editing-duration>PT25S</meta:editing-duration>
    <meta:editing-cycles>2</meta:editing-cycles>
    <meta:document-statistic meta:table-count="1" meta:cell-count="1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4.875cm" svg:y="2.956cm" style:legend-expansion="high" chart:style-name="ch2"/>
        <chart:plot-area chart:style-name="ch3" table:cell-range-address="Tabelle1.B1:Tabelle1.G1 Tabelle1.B4:Tabelle1.G4" chart:data-source-has-labels="row" svg:x="0.32cm" svg:y="0.18cm" svg:width="14.235cm" svg:height="8.6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0.229cm" svg:width="14.235cm" svg:height="8.54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Tabelle1.B1:Tabelle1.G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Tabelle1.B4:Tabelle1.G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x</text:p>
                <draw:g>
                  <svg:desc>Tabelle1.B1:Tabelle1.G1</svg:desc>
                </draw:g>
              </table:table-cell>
              <table:table-cell office:value-type="string">
                <text:p>4x</text:p>
              </table:table-cell>
              <table:table-cell office:value-type="string">
                <text:p>3x</text:p>
              </table:table-cell>
              <table:table-cell office:value-type="string">
                <text:p>2x</text:p>
              </table:table-cell>
              <table:table-cell office:value-type="string">
                <text:p>1x</text:p>
              </table:table-cell>
              <table:table-cell office:value-type="string">
                <text:p>0x</text:p>
              </table:table-cell>
            </table:table-row>
          </table:table-header-rows>
          <table:table-rows>
            <table:table-row>
              <table:table-cell office:value-type="string">
                <text:p>Zeile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abelle1.B4:Tabelle1.G4</svg:desc>
                </draw:g>
              </table:table-cell>
              <table:table-cell office:value-type="float" office:value="0.10204">
                <text:p>0.10204</text:p>
              </table:table-cell>
              <table:table-cell office:value-type="float" office:value="0.32653">
                <text:p>0.32653</text:p>
              </table:table-cell>
              <table:table-cell office:value-type="float" office:value="0.44898">
                <text:p>0.44898</text:p>
              </table:table-cell>
              <table:table-cell office:value-type="float" office:value="0.12245">
                <text:p>0.1224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